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text-align="start" style:justify-single-word="false"/>
    </style:style>
    <style:style style:name="P7" style:family="paragraph" style:parent-style-name="Text_20_body" style:list-style-name="L4">
      <style:paragraph-properties fo:text-align="start" style:justify-single-word="false"/>
    </style:style>
    <style:style style:name="P8" style:family="paragraph" style:parent-style-name="Text_20_body" style:list-style-name="L1">
      <style:paragraph-properties fo:margin-top="0cm" fo:margin-bottom="0cm"/>
    </style:style>
    <style:style style:name="P9" style:family="paragraph" style:parent-style-name="Text_20_body" style:list-style-name="L2">
      <style:paragraph-properties fo:margin-top="0cm" fo:margin-bottom="0cm"/>
    </style:style>
    <style:style style:name="P10" style:family="paragraph" style:parent-style-name="Text_20_body" style:list-style-name="L3">
      <style:paragraph-properties fo:margin-top="0cm" fo:margin-bottom="0cm"/>
    </style:style>
    <style:style style:name="T1" style:family="text">
      <style:text-properties fo:language="es" fo:country="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text:span text:style-name="T1">¿Qué es un mapa conceptual?</text:span></text:span></text:h>
      <text:p text:style-name="P2"/>
      <text:p text:style-name="P2">Un mapa conceptual es una herramienta para la organización y representación del conocimiento. Los mapas conceptuales constituyen un mecanismo muy útil para transmitir de forma clara y concisa conceptos o ideas complejas.</text:p>
      <text:p text:style-name="P2">Su objetivo básico es relacionar conceptos de forma ordenada. </text:p>
      <text:p text:style-name="P2"><text:span text:style-name="Strong_20_Emphasis">Pero además de este objetivo básico, existen otros objetivos del</text:span> mapa conceptual, que son:</text:p>
      <text:list xml:id="list1181076347" text:style-name="L1">
        <text:list-item>
          <text:p text:style-name="P8">Estructurar un conjunto de conceptos y/o ideas. </text:p>
        </text:list-item>
        <text:list-item>
          <text:p text:style-name="P3">Establecer relaciones entre ellos generando nuevos conceptos mas complejos. </text:p>
        </text:list-item>
      </text:list>
      <text:p text:style-name="P2">Los motivos por lo cuales es interesante utilizar los Mapas Mentales son :</text:p>
      <text:list xml:id="list1337599523" text:style-name="L2">
        <text:list-item>
          <text:p text:style-name="P9"><text:span text:style-name="Strong_20_Emphasis">Facilidad: </text:span>realizar los gráficos con herramientas específicas es muy sencillo. </text:p>
        </text:list-item>
        <text:list-item>
          <text:p text:style-name="P9"><text:span text:style-name="Strong_20_Emphasis">Eficiencia:</text:span> al organizar las ideas se puede mejorar su posterior utilización. </text:p>
          <text:p text:style-name="P4"/>
        </text:list-item>
      </text:list>
      <text:p text:style-name="P2">Las características mas importantes de un mapa conceptual son:</text:p>
      <text:list xml:id="list143462363" text:style-name="L3">
        <text:list-item>
          <text:p text:style-name="P10"><text:span text:style-name="Strong_20_Emphasis">Jerarquía:</text:span> hace referencia a la forma de ordenar los conceptos, de manera que los más generales irían en la parte superior del mapa y, de forma progresiva, los mas específicos o concretos hacia la parte inferior. </text:p>
        </text:list-item>
        <text:list-item>
          <text:p text:style-name="P10"><text:span text:style-name="Strong_20_Emphasis">Impacto visual:</text:span> hace referencia a detalles relacionados con la claridad, espacios, ortografía, etc. que contribuyen a facilitar el aprendizaje e impiden crear confusión. Es importante en este sentido, saber que un mapa no suele ser correcto la primera vez que se diseña. Seguro que si se estudia con detalle se pueden introducir mejoras. </text:p>
        </text:list-item>
        <text:list-item>
          <text:p text:style-name="P5"><text:span text:style-name="Strong_20_Emphasis">Simplificación:</text:span> hace referencia a la diferencia entre los contenidos mas importantes y básicos, de los contenidos secundarios. De esta forma se centra la atención en lo fundamental. Este objetivo, apoyado en la jerarquía, hace que los conceptos se vayan almacenando en la mente de modo organizado facilitando el aprendizaje del alumno. Además, siguiendo esta idea, el propio alumno puede desarrollar nuevas relaciones entre conceptos favoreciendo su creatividad. </text:p>
        </text:list-item>
      </text:list>
      <text:p text:style-name="P2">En general el mapa conceptual consta de un concepto o palabra central y, en torno ella se incluyen un grupo de ideas a las que hace referencia dicha palabra o concepto. Si se repite el proceso para cada una de estas ideas estaremos construyendo un árbol de ideas derivadas de la central. Estas ideas pueden ser expresadas también a través de imágenes o dibujos que favorecen el impacto visual.</text:p>
      <text:p text:style-name="P6">Ten presente estas reglas:<text:line-break/></text:p>
      <text:list xml:id="list1678442595" text:style-name="L4">
        <text:list-item>
          <text:p text:style-name="P7">La jerarquía de cada uno de los conceptos se subordina desde el concepto más general al más específico determinando la categoría de cada uno de ellos. Cuanto más cerca del centro el concepto es más general, cuanto más desciende en la jerarquía el concepto es más específico</text:p>
        </text:list-item>
        <text:list-item>
          <text:p text:style-name="P7">No incluyas en un nodo varias ideas o enumeración de elementos. Desglosalos en nodos hijo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9-17T22:33:16</meta:creation-date>
    <dc:date>2012-09-17T22:52:36</dc:date>
    <dc:creator>ivan </dc:creator>
    <meta:editing-duration>PT18M42S</meta:editing-duration>
    <meta:editing-cycles>2</meta:editing-cycles>
    <meta:generator>LibreOffice/3.5$Linux_x86 LibreOffice_project/350m1$Build-2</meta:generator>
    <meta:document-statistic meta:table-count="0" meta:image-count="0" meta:object-count="0" meta:page-count="1" meta:paragraph-count="17" meta:word-count="419" meta:character-count="2623" meta:non-whitespace-character-count="2221"/>
  </office:meta>
</office:document-meta>
</file>